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5.851cm" svg:x="2.35cm" svg:y="1.549cm">
          <text:p text:style-name="P1"><text:span text:style-name="T1">op_var_w_hidden</text:span></text:p>
          <text:p text:style-name="P1"><text:span text:style-name="T1"/></text:p>
          <text:p text:style-name="P1"><text:span text:style-name="T1">=[ [w</text:span><text:span text:style-name="T2">11</text:span><text:span text:style-name="T1">,w</text:span><text:span text:style-name="T2">12</text:span><text:span text:style-name="T1">,…,w</text:span><text:span text:style-name="T2">1K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w</text:span><text:span text:style-name="T2">N1</text:span><text:span text:style-name="T1">,w</text:span><text:span text:style-name="T2">N2</text:span><text:span text:style-name="T1">,…,w</text:span><text:span text:style-name="T2">N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4.4cm" svg:x2="16.3cm" svg:y2="4.4cm">
          <text:p/>
        </draw:line>
        <draw:custom-shape draw:style-name="gr1" draw:text-style-name="P2" draw:layer="layout" svg:width="10.15cm" svg:height="5.851cm" svg:x="2.55cm" svg:y="8.449cm">
          <text:p text:style-name="P1"><text:span text:style-name="T1">op_var_b_hidden</text:span></text:p>
          <text:p text:style-name="P1"><text:span text:style-name="T1"/></text:p>
          <text:p text:style-name="P1"><text:span text:style-name="T1">=[ [b</text:span><text:span text:style-name="T2">1</text:span><text:span text:style-name="T1">,b</text:span><text:span text:style-name="T2">2</text:span><text:span text:style-name="T1">,…,b</text:span><text:span text:style-name="T2">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cm" svg:y1="11.3cm" svg:x2="16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9T17:25:54</dc:date>
    <dc:creator>tokai </dc:creator>
    <meta:editing-duration>PT4M30S</meta:editing-duration>
    <meta:editing-cycles>10</meta:editing-cycles>
    <meta:generator>LibreOffice/3.5$Linux_x86 LibreOffice_project/350m1$Build-2</meta:generator>
    <meta:document-statistic meta:object-count="4"/>
  </office:meta>
</office:document-meta>
</file>